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cm" draw:marker-start="Arrow" draw:marker-start-width="0.11cm" draw:marker-end="Arrow" draw:marker-end-width="0.11cm" draw:fill="solid" draw:fill-color="#00ae00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P2" style:family="paragraph">
      <style:paragraph-properties fo:text-align="center"/>
      <style:text-properties fo:font-family="'DejaVu Sans Mono'" style:font-family-generic="swiss" style:font-pitch="fixed"/>
    </style:style>
    <style:style style:name="P3" style:family="paragraph">
      <style:paragraph-properties fo:text-align="center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cm" svg:height="1cm" svg:x="6cm" svg:y="1.5cm">
          <text:p text:style-name="P1"><text:span text:style-name="T1">shared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5cm" svg:height="0.5cm" svg:x="3cm" svg:y="3.5cm">
          <text:p text:style-name="P2"><text:span text:style-name="T1">dev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2.5cm" svg:height="0.5cm" svg:x="6cm" svg:y="3.5cm">
          <text:p text:style-name="P2"><text:span text:style-name="T1">dev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2.5cm" svg:height="0.5cm" svg:x="9cm" svg:y="3.5cm">
          <text:p text:style-name="P2"><text:span text:style-name="T1">dev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7.25cm" svg:y1="2.5cm" svg:x2="4.25cm" svg:y2="3.5cm" draw:start-shape="id1" draw:start-glue-point="2" draw:end-shape="id2" draw:end-glue-point="0" svg:d="m7250 2500-3000 1000">
          <text:p/>
        </draw:connector>
        <draw:connector draw:style-name="gr3" draw:text-style-name="P3" draw:layer="layout" draw:type="line" svg:x1="7.25cm" svg:y1="2.5cm" svg:x2="7.25cm" svg:y2="3.5cm" draw:start-shape="id1" draw:start-glue-point="2" draw:end-shape="id3" draw:end-glue-point="0" svg:d="m7250 2500v1000">
          <text:p/>
        </draw:connector>
        <draw:connector draw:style-name="gr3" draw:text-style-name="P3" draw:layer="layout" draw:type="line" svg:x1="10.25cm" svg:y1="3.5cm" svg:x2="7.25cm" svg:y2="2.5cm" draw:start-shape="id4" draw:start-glue-point="0" draw:end-shape="id1" draw:end-glue-point="2" svg:d="m10250 3500-3000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34:07</dc:date>
    <meta:editing-duration>PT00H05M48S</meta:editing-duration>
    <meta:editing-cycles>2</meta:editing-cycles>
    <meta:generator>OpenOffice.org/3.1$Unix OpenOffice.org_project/310m19$Build-9420</meta:generator>
    <meta:document-statistic meta:object-count="7"/>
  </office:meta>
</office:document-meta>
</file>